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9929in" svg:y="0.2169in">
            <draw:object draw:notify-on-update-of-ranges="Sheet1.A2:Sheet1.A5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tual_distance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000" calcext:value-type="float">
            <text:p>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44:33.521944786</meta:creation-date>
    <dc:date>2021-09-17T16:40:16.172815963</dc:date>
    <meta:editing-duration>PT45M20S</meta:editing-duration>
    <meta:editing-cycles>4</meta:editing-cycles>
    <meta:generator>LibreOffice/6.4.7.2$Linux_X86_64 LibreOffice_project/40$Build-2</meta:generator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5" svg:x="0.32cm" svg:y="0.18cm" svg:width="12.508cm" svg:height="8.64cm">
          <chartooo:coordinate-region svg:x="1.497cm" svg:y="0.379cm" svg:width="11.0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Sheet1.A2:Sheet1.A5</svg:desc>
                </draw:g>
              </table:table-cell>
              <table:table-cell office:value-type="float" office:value="27000">
                <text:p>27000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7000">
                <text:p>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